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M Mono 10" officeooo:rsid="00114049" officeooo:paragraph-rsid="00114049"/>
    </style:style>
    <style:style style:name="P2" style:family="paragraph" style:parent-style-name="Text_20_body">
      <style:text-properties officeooo:rsid="000f40ac" officeooo:paragraph-rsid="000f40ac"/>
    </style:style>
    <style:style style:name="P3" style:family="paragraph" style:parent-style-name="Text_20_body">
      <style:text-properties officeooo:rsid="000f4b4b" officeooo:paragraph-rsid="000f4b4b"/>
    </style:style>
    <style:style style:name="P4" style:family="paragraph" style:parent-style-name="Text_20_body">
      <style:text-properties officeooo:rsid="00114049" officeooo:paragraph-rsid="00114049"/>
    </style:style>
    <style:style style:name="P5" style:family="paragraph" style:parent-style-name="Table_20_Contents">
      <style:text-properties officeooo:rsid="0010438e" officeooo:paragraph-rsid="0010438e"/>
    </style:style>
    <style:style style:name="P6" style:family="paragraph" style:parent-style-name="Title">
      <style:text-properties officeooo:rsid="000f40ac" officeooo:paragraph-rsid="000f40ac"/>
    </style:style>
    <style:style style:name="P7" style:family="paragraph" style:parent-style-name="Heading_20_1">
      <style:text-properties officeooo:rsid="001165f2" officeooo:paragraph-rsid="001165f2"/>
    </style:style>
    <style:style style:name="P8" style:family="paragraph" style:parent-style-name="Text_20_body">
      <style:text-properties officeooo:rsid="000f4b4b" officeooo:paragraph-rsid="000f4b4b"/>
    </style:style>
    <style:style style:name="P9" style:family="paragraph" style:parent-style-name="Text_20_body" style:list-style-name="L1">
      <style:text-properties officeooo:rsid="000f4b4b" officeooo:paragraph-rsid="000f4b4b"/>
    </style:style>
    <style:style style:name="P10" style:family="paragraph" style:parent-style-name="Text_20_body">
      <style:text-properties officeooo:rsid="00126631" officeooo:paragraph-rsid="00126631"/>
    </style:style>
    <style:style style:name="P11" style:family="paragraph" style:parent-style-name="Heading_20_2">
      <style:text-properties officeooo:rsid="000f4b4b" officeooo:paragraph-rsid="000f4b4b"/>
    </style:style>
    <style:style style:name="P12" style:family="paragraph" style:parent-style-name="Heading_20_2">
      <style:text-properties officeooo:rsid="00114049" officeooo:paragraph-rsid="00114049"/>
    </style:style>
    <style:style style:name="T1" style:family="text">
      <style:text-properties style:font-name="Liberation Sans"/>
    </style:style>
    <style:style style:name="T2" style:family="text">
      <style:text-properties officeooo:rsid="00114049"/>
    </style:style>
    <style:style style:name="T3" style:family="text">
      <style:text-properties fo:color="#3f7f5f" style:font-name="Monospace" fo:font-size="10pt" fo:background-color="#e8f2fe" loext:char-shading-value="0" style:font-size-asian="10pt"/>
    </style:style>
    <style:style style:name="T4" style:family="text">
      <style:text-properties fo:color="#3f7f5f" style:font-name="Monospace" fo:font-size="10pt" style:text-underline-style="solid" style:text-underline-width="auto" style:text-underline-color="font-color" fo:background-color="#e8f2fe" loext:char-shading-value="0" style:font-size-asian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ocumentation for monster.dot and related files</text:p>
      <text:p text:style-name="P2">The <text:span text:style-name="T1">graphic in monster.dot describes the Wishbone master and slave connections defined in monster.vhd and related vhd files.</text:span></text:p>
      <text:h text:style-name="P11" text:outline-level="2">monster.dot</text:h>
      <text:p text:style-name="P3">The nodes of the graph are the interfaces described by the SDB. The edges of the graph are the connections</text:p>
      <text:list xml:id="list789708177" text:style-name="L1">
        <text:list-item>
          <text:p text:style-name="P9">Wishbone master → Wishbone slave [black]</text:p>
        </text:list-item>
        <text:list-item>
          <text:p text:style-name="P9">Crossbar → Wishbone slave [black]</text:p>
        </text:list-item>
        <text:list-item>
          <text:p text:style-name="P9">Wishbone master → Crossbar [black]</text:p>
        </text:list-item>
        <text:list-item>
          <text:p text:style-name="P9">crossbar → crossbar [red]</text:p>
        </text:list-item>
        <text:list-item>
          <text:p text:style-name="P9">MSI master → MSI slave [blue]</text:p>
        </text:list-item>
      </text:list>
      <text:p text:style-name="P3">Some components defined in VHDL have a couple of interfaces. These components are depicted with a blue frame and the name of the component.</text:p>
      <text:p text:style-name="P3">The label of each node starts with the number displayed by eb-ls on a timing receiver with one LM32 core (e.g. exploder5, pexarria5). For SCUs (two LM32 cores) and data masters (four LM32 cores) these numbers are shifted.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1 LM32</text:p>
          </table:table-cell>
          <table:table-cell table:style-name="Table1.A1" office:value-type="string">
            <text:p text:style-name="P5">2 LM32</text:p>
          </table:table-cell>
          <table:table-cell table:style-name="Table1.D1" office:value-type="string">
            <text:p text:style-name="P5">4 LM32</text:p>
          </table:table-cell>
        </table:table-row>
        <table:table-row>
          <table:table-cell table:style-name="Table1.A2" office:value-type="string">
            <text:p text:style-name="Table_20_Contents">WB4-MSI-Bridge-GSI</text:p>
          </table:table-cell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5">8, 9</text:p>
          </table:table-cell>
          <table:table-cell table:style-name="Table1.D2" office:value-type="string">
            <text:p text:style-name="P5">8, 9, 10, 11</text:p>
          </table:table-cell>
        </table:table-row>
        <table:table-row>
          <table:table-cell table:style-name="Table1.A2" office:value-type="string">
            <text:p text:style-name="Table_20_Contents">LM32-RAM-User</text:p>
          </table:table-cell>
          <table:table-cell table:style-name="Table1.A2" office:value-type="string">
            <text:p text:style-name="P5">12.4.5</text:p>
          </table:table-cell>
          <table:table-cell table:style-name="Table1.A2" office:value-type="string">
            <text:p text:style-name="P5">13.14.[5,6]</text:p>
          </table:table-cell>
          <table:table-cell table:style-name="Table1.D2" office:value-type="string">
            <text:p text:style-name="P5">15.14.[5,6,7,8]</text:p>
          </table:table-cell>
        </table:table-row>
      </table:table>
      <text:p text:style-name="P3"/>
      <text:h text:style-name="P11" text:outline-level="2">monster.ods</text:h>
      <text:p text:style-name="P3">This spreadsheet lists <text:span text:style-name="T2">identifiers and types from VHDL, SDB product names. Parent crossbars, and other infos for the interfaces.</text:span></text:p>
      <text:p text:style-name="P3">“<text:span text:style-name="T2">eb-ls output” shows the output from eb-ls on a timing receiver with one LM32 core.</text:span></text:p>
      <text:p text:style-name="P3">“<text:span text:style-name="T2">monster.vhd” is collected from monster.vhd, ftm_pkg.vhd, wr_core.vhd, and further VHDL files. Show for each component and its interfaces:</text:span></text:p>
      <text:p text:style-name="P10">1. the parent component</text:p>
      <text:p text:style-name="P10">2. the instance id in monster.vhd</text:p>
      <text:p text:style-name="P10">3. the name of the constant for this instance as defined in monster.vhd</text:p>
      <text:p text:style-name="P10">4. the category of this component</text:p>
      <text:p text:style-name="P10">5. the name of the SDB constant as defined in monster.vhd</text:p>
      <text:p text:style-name="P10"><text:soft-page-break/>6. the HDL data type</text:p>
      <text:p text:style-name="P10">7. the product name from SDB</text:p>
      <text:p text:style-name="P10">8. the device id from SDB</text:p>
      <text:p text:style-name="P10">9. the vendor id from SDB</text:p>
      <text:h text:style-name="P12" text:outline-level="2">monster.pdf</text:h>
      <text:p text:style-name="P4">This file is created from monster.dot with </text:p>
      <text:p text:style-name="P1"><text:span text:style-name="T3">dot -</text:span><text:span text:style-name="T4">Tpdf</text:span><text:span text:style-name="T3"> monster.dot -o monster.pdf</text:span></text:p>
      <text:h text:style-name="P7" text:outline-level="1">Generating monster.dot automatically from monster.vhd and related VHD files</text:h>
      <text:p text:style-name="P10">Sketch of the actions to build monster.dot:</text:p>
      <text:p text:style-name="P10"/>
      <text:p text:style-name="P10">Categries of nodes (components in FPGA):</text:p>
      <text:p text:style-name="P10">1. Crossbar, including optional MSI part</text:p>
      <text:p text:style-name="P10">2. Wishbone Master</text:p>
      <text:p text:style-name="P10">3. Wishbone Slave</text:p>
      <text:p text:style-name="P10">4. Wishbone Bridge (Master + Slave between two crossbars)</text:p>
      <text:p text:style-name="P10"/>
      <text:p text:style-name="P10">Categories of edges (component is connected to another component on FPGA)</text:p>
      <text:p text:style-name="P10">1. From crossbar to crossbar</text:p>
      <text:p text:style-name="P10">2. From crossbar to Wishbone slave</text:p>
      <text:p text:style-name="P10">3. From Wishbone master to crossbar</text:p>
      <text:p text:style-name="P10">4. From Wishbone slave to MSI part of crossbar</text:p>
      <text:p text:style-name="P10"/>
      <text:p text:style-name="P10">Steps to get nodes and edges:</text:p>
      <text:p text:style-name="P10">1. Step: Get all SDBs from HDL files. This simplifies search for product definitions, since all</text:p>
      <text:p text:style-name="P10">definitions are in one text file.</text:p>
      <text:p text:style-name="P10">Use in dev/master/bel_projects:</text:p>
      <text:p text:style-name="P10">grep --directories=recurse --include=*.vhd -A5 -B10 -iE 'Vendor_id[ ]*=&gt;' &gt; Monster-VendorIDs.txt</text:p>
      <text:p text:style-name="P10">grep all SDB definitions (10 lines before, 5 lines after 'Vendor_id') from all HDL files into </text:p>
      <text:p text:style-name="P10">the file Monster-VendorIDs.txt</text:p>
      <text:p text:style-name="P10"><text:soft-page-break/></text:p>
      <text:p text:style-name="P10">2. Step: Collect input for Monster.ods</text:p>
      <text:p text:style-name="P10">In monster.vhd locate a crossbar definition. For all constants (are unique) in this definition, </text:p>
      <text:p text:style-name="P10">locate the constant (not unique, some products are used multiple times) for the SDB definition. </text:p>
      <text:p text:style-name="P10">Search for the SDB defintion of this product (use Monster-VendorIDs.txt for this or the HDL files in</text:p>
      <text:p text:style-name="P10">folder 'modules'. Use the HDL type, product name (not unique), device id, and vendor id from this </text:p>
      <text:p text:style-name="P10">definition. The category of the component is defined in the crossbar definition. The parent component </text:p>
      <text:p text:style-name="P10">is the name of the crossbar. The instance id is in monster.vhd.</text:p>
      <text:p text:style-name="P10"><text:s/></text:p>
      <text:p text:style-name="P10">3. Step: Coding of monster.dot</text:p>
      <text:p text:style-name="P10">Step through all crossbar definitions and instance definitions in monster.vh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4:39:12.719620330</meta:creation-date>
    <dc:date>2020-02-21T15:32:57.799760171</dc:date>
    <meta:editing-duration>PT54M21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3" meta:paragraph-count="67" meta:word-count="538" meta:character-count="3294" meta:non-whitespace-character-count="2822"/>
  </office:meta>
</office:document-meta>
</file>